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7542in"/>
    </style:style>
    <style:style style:name="Tabla1.B" style:family="table-column">
      <style:table-column-properties style:column-width="4.1847in"/>
    </style:style>
    <style:style style:name="Tabla1.C" style:family="table-column">
      <style:table-column-properties style:column-width="0.934in"/>
    </style:style>
    <style:style style:name="Tabla1.D" style:family="table-column">
      <style:table-column-properties style:column-width="2.1146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7542in"/>
    </style:style>
    <style:style style:name="Tabla2.B" style:family="table-column">
      <style:table-column-properties style:column-width="4.1847in"/>
    </style:style>
    <style:style style:name="Tabla2.C" style:family="table-column">
      <style:table-column-properties style:column-width="0.934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4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059831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Ubuntu Condensed" fo:font-size="10pt" officeooo:rsid="005b9ca2" officeooo:paragraph-rsid="0010c25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1a43a9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10c252" style:font-size-asian="10pt" style:font-size-complex="10pt"/>
    </style:style>
    <style:style style:name="P11" style:family="paragraph" style:parent-style-name="terp_5f_default_5f_8">
      <style:text-properties style:font-name="Ubuntu Condensed" officeooo:rsid="0001f3b0" officeooo:paragraph-rsid="00059831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style:text-underline-style="solid" style:text-underline-width="auto" style:text-underline-color="font-color" officeooo:rsid="001f60e2" officeooo:paragraph-rsid="0022d12e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fo:font-weight="normal" officeooo:rsid="001f60e2" officeooo:paragraph-rsid="0022d12e" style:font-name-asian="Bitstream Vera Sans" style:font-size-asian="9pt" style:font-weight-asian="normal" style:font-name-complex="Bitstream Vera Sans" style:font-size-complex="9pt" style:font-weight-complex="normal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  <style:style style:name="T4" style:family="text">
      <style:text-properties officeooo:rsid="0022d1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Transfers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4">Transfer</text:p>
          </table:table-cell>
          <table:table-cell table:style-name="Tabla1.A1" office:value-type="string">
            <text:p text:style-name="P4">Confirmation</text:p>
          </table:table-cell>
          <table:table-cell table:style-name="Tabla1.A1" office:value-type="string">
            <text:p text:style-name="P5">Paxs</text:p>
          </table:table-cell>
          <table:table-cell table:style-name="Tabla1.E1" office:value-type="string">
            <text:p text:style-name="P5">Description</text:p>
          </table:table-cell>
        </table:table-row>
      </table:table>
      <text:p text:style-name="P11"><text:text-input text:description="&lt;for each=&quot;o in objects&quot;&gt;">start for objects</text:text-input></text:p>
      <text:p text:style-name="P12"><text:span text:style-name="T4"><text:text-input text:description="&lt;if test=&quot;o.sale_context_id.category_id.name == 'Transfer'&quot;&gt;">start transfer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8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9"><text:text-input text:description="&lt;o.product_id.name&gt;">product</text:text-input> </text:p>
            <text:p text:style-name="P9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 )</text:span></text:p>
          </table:table-cell>
          <table:table-cell table:style-name="Tabla2.A1" office:value-type="string">
            <text:p text:style-name="P6"><text:text-input text:description="&lt;o.reservation_number&gt;">confirmation</text:text-input></text:p>
          </table:table-cell>
          <table:table-cell table:style-name="Tabla2.A1" office:value-type="string">
            <text:p text:style-name="P10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E1" office:value-type="string">
            <text:p text:style-name="P7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</text:p>
          </table:table-cell>
        </table:table-row>
      </table:table>
      <text:p text:style-name="P13"><text:span text:style-name="T4"><text:text-input text:description="&lt;/if&gt;">end transfer</text:text-input></text:span></text:p>
      <text:p text:style-name="P3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5-07T12:59:12.503238957</dc:date>
    <dc:creator>Yuriq Quintana</dc:creator>
    <meta:editing-duration>PT5H22M47S</meta:editing-duration>
    <meta:editing-cycles>30</meta:editing-cycles>
    <meta:generator>LibreOffice/4.2.7.2$Linux_X86_64 LibreOffice_project/420m0$Build-2</meta:generator>
    <meta:document-statistic meta:table-count="2" meta:image-count="0" meta:object-count="0" meta:page-count="1" meta:paragraph-count="17" meta:word-count="64" meta:character-count="233" meta:non-whitespace-character-count="216"/>
  </office:meta>
</office:document-meta>
</file>